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0d74" officeooo:paragraph-rsid="001b0d74"/>
    </style:style>
    <style:style style:name="P2" style:family="paragraph" style:parent-style-name="Standard">
      <style:text-properties officeooo:rsid="001d650c" officeooo:paragraph-rsid="001d650c"/>
    </style:style>
    <style:style style:name="P3" style:family="paragraph" style:parent-style-name="Standard">
      <style:text-properties fo:font-weight="bold" officeooo:rsid="001d650c" officeooo:paragraph-rsid="001d650c" style:font-weight-asian="bold" style:font-weight-complex="bold"/>
    </style:style>
    <style:style style:name="P4" style:family="paragraph" style:parent-style-name="Standard">
      <style:text-properties officeooo:rsid="00248cd5" officeooo:paragraph-rsid="00248cd5"/>
    </style:style>
    <style:style style:name="P5" style:family="paragraph" style:parent-style-name="Standard" style:list-style-name="L1">
      <style:text-properties officeooo:rsid="00248cd5" officeooo:paragraph-rsid="00248cd5"/>
    </style:style>
    <style:style style:name="T1" style:family="text">
      <style:text-properties officeooo:rsid="00198d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e8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ini<text:span text:style-name="T1">HDFS测试用例及文档</text:span></text:p>
      <text:p text:style-name="P3">Notice：</text:p>
      <text:p text:style-name="P2">1. 该系统<text:span text:style-name="T2">暂不支持中文文件名</text:span>，如果使用中文文件名，会出现文件不能完成创建的情况。</text:p>
      <text:p text:style-name="P1"><text:tab/></text:p>
      <text:p text:style-name="P1">单机情况测试<text:span text:style-name="T3">：</text:span></text:p>
      <text:p text:style-name="P4">1. 启动NameNode;</text:p>
      <text:p text:style-name="P4">2. 依次启动3个DataNode</text:p>
      <text:p text:style-name="P4">3. 启动client</text:p>
      <text:list xml:id="list3534398498822930538" text:style-name="L1">
        <text:list-item>
          <text:p text:style-name="P5">查看是否有文件</text:p>
        </text:list-item>
        <text:list-item>
          <text:p text:style-name="P5">添加Client根目录下的一个文件</text:p>
        </text:list-item>
        <text:list-item>
          <text:p text:style-name="P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16:57:21.005173631</meta:creation-date>
    <dc:date>2014-08-04T01:23:04.510611873</dc:date>
    <meta:editing-duration>PT6H20M30S</meta:editing-duration>
    <meta:editing-cycles>13</meta:editing-cycles>
    <meta:generator>LibreOffice/4.2.4.2$Linux_X86_64 LibreOffice_project/420m0$Build-2</meta:generator>
    <meta:document-statistic meta:table-count="0" meta:image-count="0" meta:object-count="0" meta:page-count="1" meta:paragraph-count="11" meta:word-count="94" meta:character-count="143" meta:non-whitespace-character-count="138"/>
  </office:meta>
</office:document-meta>
</file>